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27ae" officeooo:paragraph-rsid="000c27ae" style:font-size-asian="14pt" style:font-size-complex="16pt"/>
    </style:style>
    <style:style style:name="P2" style:family="paragraph" style:parent-style-name="Standard">
      <style:text-properties fo:font-size="16pt" officeooo:rsid="000ce935" officeooo:paragraph-rsid="000ce935" style:font-size-asian="14pt" style:font-size-complex="16pt"/>
    </style:style>
    <style:style style:name="P3" style:family="paragraph" style:parent-style-name="Standard">
      <style:text-properties fo:font-size="16pt" officeooo:rsid="000de692" officeooo:paragraph-rsid="000de692" style:font-size-asian="14pt" style:font-size-complex="16pt"/>
    </style:style>
    <style:style style:name="P4" style:family="paragraph" style:parent-style-name="Standard">
      <style:text-properties fo:font-size="16pt" officeooo:rsid="000f9b6b" officeooo:paragraph-rsid="000f9b6b" style:font-size-asian="14pt" style:font-size-complex="16pt"/>
    </style:style>
    <style:style style:name="P5" style:family="paragraph" style:parent-style-name="Standard">
      <style:text-properties fo:font-size="16pt" officeooo:rsid="0010917b" officeooo:paragraph-rsid="0010917b" style:font-size-asian="14pt" style:font-size-complex="16pt"/>
    </style:style>
    <style:style style:name="P6" style:family="paragraph" style:parent-style-name="Standard">
      <style:text-properties fo:font-size="16pt" officeooo:rsid="0010a194" officeooo:paragraph-rsid="0010a194" style:font-size-asian="14pt" style:font-size-complex="16pt"/>
    </style:style>
    <style:style style:name="P7" style:family="paragraph" style:parent-style-name="Standard">
      <style:text-properties fo:font-size="16pt" officeooo:rsid="00125176" officeooo:paragraph-rsid="00125176" style:font-size-asian="14pt" style:font-size-complex="16pt"/>
    </style:style>
    <style:style style:name="P8" style:family="paragraph" style:parent-style-name="Standard">
      <style:text-properties fo:font-size="16pt" officeooo:rsid="0013406f" officeooo:paragraph-rsid="0013406f" style:font-size-asian="14pt" style:font-size-complex="16pt"/>
    </style:style>
    <style:style style:name="P9" style:family="paragraph" style:parent-style-name="Standard">
      <style:text-properties fo:font-size="16pt" officeooo:rsid="0013898a" officeooo:paragraph-rsid="0013898a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main()</text:p>
      <text:p text:style-name="P1">{</text:p>
      <text:p text:style-name="P1"><text:s text:c="4"/>struct Employee{int member_id; char name[20]; int salary;};</text:p>
      <text:p text:style-name="P1"><text:s text:c="4"/>printf("Declared structure employee with member id,name and salary.\n");</text:p>
      <text:p text:style-name="P1"><text:s text:c="4"/>return 0;</text:p>
      <text:p text:style-name="P1">}</text:p>
      <text:p text:style-name="P1"/>
      <text:p text:style-name="P1">2.#include&lt;stdio.h&gt;</text:p>
      <text:p text:style-name="P1">struct Employee{int member_id; char name[20]; int salary;};</text:p>
      <text:p text:style-name="P1">void input(struct Employee);</text:p>
      <text:p text:style-name="P1">int main()</text:p>
      <text:p text:style-name="P1">{</text:p>
      <text:p text:style-name="P1"><text:s text:c="4"/>struct Employee e1;</text:p>
      <text:p text:style-name="P1"><text:s text:c="4"/>input(e1);</text:p>
      <text:p text:style-name="P1"><text:s text:c="4"/>return 0;</text:p>
      <text:p text:style-name="P1">}</text:p>
      <text:p text:style-name="P1"/>
      <text:p text:style-name="P1">void input(struct Employee emp)</text:p>
      <text:p text:style-name="P1">{</text:p>
      <text:p text:style-name="P1"><text:s text:c="4"/>printf("Enter Member Id, Name and Salary :-");</text:p>
      <text:p text:style-name="P1"><text:s text:c="4"/>scanf("%d",&amp;emp.member_id);</text:p>
      <text:p text:style-name="P1"><text:s text:c="4"/>fflush(stdin);</text:p>
      <text:p text:style-name="P1"><text:s text:c="4"/>scanf("%s",emp.name);</text:p>
      <text:p text:style-name="P1"><text:s text:c="4"/>scanf("%d",&amp;emp.salary);</text:p>
      <text:p text:style-name="P1"><text:s text:c="4"/>return;</text:p>
      <text:p text:style-name="P1">}</text:p>
      <text:p text:style-name="P1"/>
      <text:p text:style-name="P2">3.#include&lt;stdio.h&gt;</text:p>
      <text:p text:style-name="P2">struct Employee{int member_id; char name[20]; int salary;};</text:p>
      <text:p text:style-name="P2">struct Employee input(struct Employee);</text:p>
      <text:p text:style-name="P2">void display(struct Employee);</text:p>
      <text:p text:style-name="P2">int main()</text:p>
      <text:p text:style-name="P2">{</text:p>
      <text:p text:style-name="P2"><text:s text:c="4"/>struct Employee e1;</text:p>
      <text:p text:style-name="P2"><text:s text:c="4"/>e1=input(e1);</text:p>
      <text:p text:style-name="P2"><text:s text:c="4"/>display(e1);</text:p>
      <text:p text:style-name="P2"><text:s text:c="4"/>printf("\n");</text:p>
      <text:p text:style-name="P2"><text:soft-page-break/><text:s text:c="4"/>return 0;</text:p>
      <text:p text:style-name="P2">}</text:p>
      <text:p text:style-name="P2"/>
      <text:p text:style-name="P2">struct Employee input(struct Employee emp)</text:p>
      <text:p text:style-name="P2">{</text:p>
      <text:p text:style-name="P2"><text:s text:c="4"/>printf("Enter Member Id, Name and Salary :-");</text:p>
      <text:p text:style-name="P2"><text:s text:c="4"/>scanf("%d",&amp;emp.member_id);</text:p>
      <text:p text:style-name="P2"><text:s text:c="4"/>fflush(stdin);</text:p>
      <text:p text:style-name="P2"><text:s text:c="4"/>scanf("%s",emp.name);</text:p>
      <text:p text:style-name="P2"><text:s text:c="4"/>scanf("%d",&amp;emp.salary);</text:p>
      <text:p text:style-name="P2"><text:s text:c="4"/>return emp;</text:p>
      <text:p text:style-name="P2">}</text:p>
      <text:p text:style-name="P2"/>
      <text:p text:style-name="P2">void display(struct Employee emp1)</text:p>
      <text:p text:style-name="P2">{</text:p>
      <text:p text:style-name="P2"><text:s text:c="4"/>printf("Member Id-%d, Name-%s, Salary-%d.\n",emp1.member_id,emp1.name,emp1.salary);</text:p>
      <text:p text:style-name="P2"><text:s text:c="4"/>return;</text:p>
      <text:p text:style-name="P2">}</text:p>
      <text:p text:style-name="P2"/>
      <text:p text:style-name="P3">4.#include&lt;stdio.h&gt;</text:p>
      <text:p text:style-name="P3">struct Employee{int member_id; char name[20]; int salary;};</text:p>
      <text:p text:style-name="P3">void maxsal(struct Employee*);</text:p>
      <text:p text:style-name="P3">int main()</text:p>
      <text:p text:style-name="P3">{</text:p>
      <text:p text:style-name="P3"><text:s text:c="4"/>int i;</text:p>
      <text:p text:style-name="P3"><text:s text:c="4"/>struct Employee emp[10]={1,"Aditya",2000,2,"Bharat",3200,3,"Chetan",3500,4,"Diyansh",10000,5,"Gaurav",1200,6,"Harshit",6700,7,"Jayant",8000,8,"Karan",9500,9,"Lalit",4300,10,"Mohan",7500};</text:p>
      <text:p text:style-name="P3"><text:s text:c="4"/>maxsal(emp);</text:p>
      <text:p text:style-name="P3"><text:s text:c="4"/>printf("\n");</text:p>
      <text:p text:style-name="P3"><text:s text:c="4"/>return 0;</text:p>
      <text:p text:style-name="P3">}</text:p>
      <text:p text:style-name="P3"/>
      <text:p text:style-name="P3">void maxsal(struct Employee *emp)</text:p>
      <text:p text:style-name="P3">{</text:p>
      <text:p text:style-name="P3"><text:s text:c="4"/>int i,msal=(emp[0].salary);</text:p>
      <text:p text:style-name="P3"><text:s text:c="4"/>for(i=1;i&lt;10;i++)</text:p>
      <text:p text:style-name="P3"><text:soft-page-break/><text:s text:c="4"/>{</text:p>
      <text:p text:style-name="P3"><text:s text:c="8"/>if(msal&lt;(emp[i].salary))</text:p>
      <text:p text:style-name="P3"><text:s text:c="12"/>msal=(emp[i].salary);</text:p>
      <text:p text:style-name="P3"><text:s text:c="4"/>}</text:p>
      <text:p text:style-name="P3"><text:s text:c="4"/>printf("Maximum Salary is %d.\n",msal);</text:p>
      <text:p text:style-name="P3"><text:s text:c="4"/>return;</text:p>
      <text:p text:style-name="P3">}</text:p>
      <text:p text:style-name="P3"/>
      <text:p text:style-name="P4">5.#include&lt;stdio.h&gt;</text:p>
      <text:p text:style-name="P4">struct Employee{int member_id; char name[20]; int salary;};</text:p>
      <text:p text:style-name="P4">void display(struct Employee);</text:p>
      <text:p text:style-name="P4">void sort(struct Employee*);</text:p>
      <text:p text:style-name="P4">int main()</text:p>
      <text:p text:style-name="P4">{</text:p>
      <text:p text:style-name="P4"><text:s text:c="4"/>int i;</text:p>
      <text:p text:style-name="P4"><text:s text:c="4"/>struct Employee emp[10]={1,"Aditya",2000,2,"Bharat",3200,3,"Chetan",3500,4,"Diyansh",10000,5,"Gaurav",1200,6,"Harshit",6700,7,"Jayant",8000,8,"Karan",9500,9,"Lalit",4300,10,"Mohan",7500};</text:p>
      <text:p text:style-name="P4"><text:s text:c="4"/>sort(emp);</text:p>
      <text:p text:style-name="P4"><text:s text:c="4"/>for(i=0;i&lt;10;i++)</text:p>
      <text:p text:style-name="P4"><text:s text:c="8"/>display(emp[i]);</text:p>
      <text:p text:style-name="P4"><text:s text:c="4"/>printf("\n");</text:p>
      <text:p text:style-name="P4"><text:s text:c="4"/>return 0;</text:p>
      <text:p text:style-name="P4">}</text:p>
      <text:p text:style-name="P4"/>
      <text:p text:style-name="P4">void sort(struct Employee *emp)</text:p>
      <text:p text:style-name="P4">{</text:p>
      <text:p text:style-name="P4"><text:s text:c="4"/>int i,j;</text:p>
      <text:p text:style-name="P4"><text:s text:c="4"/>struct Employee temp;</text:p>
      <text:p text:style-name="P4"><text:s text:c="4"/>for(i=0;i&lt;10;i++)</text:p>
      <text:p text:style-name="P4"><text:s text:c="4"/>{</text:p>
      <text:p text:style-name="P4"><text:s text:c="8"/>for(j=i+1;j&lt;10;j++)</text:p>
      <text:p text:style-name="P4"><text:s text:c="8"/>{</text:p>
      <text:p text:style-name="P4"><text:s text:c="12"/>if(emp[i].salary&gt;emp[j].salary)</text:p>
      <text:p text:style-name="P4"><text:s text:c="12"/>{</text:p>
      <text:p text:style-name="P4"><text:s text:c="16"/>temp=emp[i];</text:p>
      <text:p text:style-name="P4"><text:s text:c="16"/>emp[i]=emp[j];</text:p>
      <text:p text:style-name="P4"><text:s text:c="16"/>emp[j]=temp;</text:p>
      <text:p text:style-name="P4"><text:soft-page-break/><text:s text:c="12"/>}</text:p>
      <text:p text:style-name="P4"><text:s text:c="8"/>}</text:p>
      <text:p text:style-name="P4"><text:s text:c="4"/>}</text:p>
      <text:p text:style-name="P4"><text:s text:c="4"/>return;</text:p>
      <text:p text:style-name="P4">}</text:p>
      <text:p text:style-name="P4"/>
      <text:p text:style-name="P4">void display(struct Employee emp1)</text:p>
      <text:p text:style-name="P4">{</text:p>
      <text:p text:style-name="P4"><text:s text:c="4"/>printf("Member Id-%d, Name-%s, Salary-%d.\n",emp1.member_id,emp1.name,emp1.salary);</text:p>
      <text:p text:style-name="P4"><text:s text:c="4"/>return;</text:p>
      <text:p text:style-name="P4">}</text:p>
      <text:p text:style-name="P4"/>
      <text:p text:style-name="P5">6.#include&lt;stdio.h&gt;</text:p>
      <text:p text:style-name="P5">#include&lt;string.h&gt;</text:p>
      <text:p text:style-name="P5">struct Employee{int member_id; char name[20]; int salary;};</text:p>
      <text:p text:style-name="P5">void display(struct Employee);</text:p>
      <text:p text:style-name="P5">void sort(struct Employee*);</text:p>
      <text:p text:style-name="P5">int main()</text:p>
      <text:p text:style-name="P5">{</text:p>
      <text:p text:style-name="P5"><text:s text:c="4"/>int i;</text:p>
      <text:p text:style-name="P5"><text:s text:c="4"/>struct Employee emp[10]={1,"Vishal",2000,2,"Pranav",3200,3,"Chetan",3500,4,"Rohit",10000,5,"Aditya",1200,6,"Garvit",6700,7,"Sumit",8000,8,"Karan",9500,9,"Harsh",4300,10,"Mohan",7500};</text:p>
      <text:p text:style-name="P5"><text:s text:c="4"/>sort(emp);</text:p>
      <text:p text:style-name="P5"><text:s text:c="4"/>for(i=0;i&lt;10;i++)</text:p>
      <text:p text:style-name="P5"><text:s text:c="8"/>display(emp[i]);</text:p>
      <text:p text:style-name="P5"><text:s text:c="4"/>printf("\n");</text:p>
      <text:p text:style-name="P5"><text:s text:c="4"/>return 0;</text:p>
      <text:p text:style-name="P5">}</text:p>
      <text:p text:style-name="P5"/>
      <text:p text:style-name="P5">void sort(struct Employee *emp)</text:p>
      <text:p text:style-name="P5">{</text:p>
      <text:p text:style-name="P5"><text:s text:c="4"/>int i,j;</text:p>
      <text:p text:style-name="P5"><text:s text:c="4"/>struct Employee temp;</text:p>
      <text:p text:style-name="P5"><text:s text:c="4"/>for(i=0;i&lt;10;i++)</text:p>
      <text:p text:style-name="P5"><text:s text:c="4"/>{</text:p>
      <text:p text:style-name="P5"><text:s text:c="8"/>for(j=i+1;j&lt;10;j++)</text:p>
      <text:p text:style-name="P5"><text:soft-page-break/><text:s text:c="8"/>{</text:p>
      <text:p text:style-name="P5"><text:s text:c="12"/>if(strcmp(emp[i].name,emp[j].name)&gt;1)</text:p>
      <text:p text:style-name="P5"><text:s text:c="12"/>{</text:p>
      <text:p text:style-name="P5"><text:s text:c="16"/>temp=emp[i];</text:p>
      <text:p text:style-name="P5"><text:s text:c="16"/>emp[i]=emp[j];</text:p>
      <text:p text:style-name="P5"><text:s text:c="16"/>emp[j]=temp;</text:p>
      <text:p text:style-name="P5"><text:s text:c="12"/>}</text:p>
      <text:p text:style-name="P5"><text:s text:c="8"/>}</text:p>
      <text:p text:style-name="P5"><text:s text:c="4"/>}</text:p>
      <text:p text:style-name="P5"><text:s text:c="4"/>return;</text:p>
      <text:p text:style-name="P5">}</text:p>
      <text:p text:style-name="P5"/>
      <text:p text:style-name="P5">void display(struct Employee emp1)</text:p>
      <text:p text:style-name="P5">{</text:p>
      <text:p text:style-name="P5"><text:s text:c="4"/>printf("Member Id-%d, Name-%s, Salary-%d.\n",emp1.member_id,emp1.name,emp1.salary);</text:p>
      <text:p text:style-name="P5"><text:s text:c="4"/>return;</text:p>
      <text:p text:style-name="P5">}</text:p>
      <text:p text:style-name="P5"/>
      <text:p text:style-name="P6">7.#include&lt;stdio.h&gt;</text:p>
      <text:p text:style-name="P6">int main()</text:p>
      <text:p text:style-name="P6">{</text:p>
      <text:p text:style-name="P6"><text:s text:c="4"/>int h,m,s;</text:p>
      <text:p text:style-name="P6"><text:s text:c="4"/>struct time{int hour;int min;int sec;}stime,etime;</text:p>
      <text:p text:style-name="P6"><text:s text:c="4"/>printf("Enter the start time in hh:mm:ss format :-");</text:p>
      <text:p text:style-name="P6"><text:s text:c="4"/>scanf("%d",&amp;stime.hour);</text:p>
      <text:p text:style-name="P6"><text:s text:c="4"/>scanf("%d",&amp;stime.min);</text:p>
      <text:p text:style-name="P6"><text:s text:c="4"/>scanf("%d",&amp;stime.sec);</text:p>
      <text:p text:style-name="P6"/>
      <text:p text:style-name="P6"><text:s text:c="4"/>printf("Enter the end time in hh:mm:ss format :-");</text:p>
      <text:p text:style-name="P6"><text:s text:c="4"/>scanf("%d",&amp;etime.hour);</text:p>
      <text:p text:style-name="P6"><text:s text:c="4"/>scanf("%d",&amp;etime.min);</text:p>
      <text:p text:style-name="P6"><text:s text:c="4"/>scanf("%d",&amp;etime.sec);</text:p>
      <text:p text:style-name="P6"/>
      <text:p text:style-name="P6"><text:s text:c="4"/>if(etime.sec&lt;stime.sec)</text:p>
      <text:p text:style-name="P6"><text:s text:c="4"/>{</text:p>
      <text:p text:style-name="P6"><text:s text:c="8"/>if(etime.min&lt;stime.min)</text:p>
      <text:p text:style-name="P6"><text:s text:c="8"/>{</text:p>
      <text:p text:style-name="P6"><text:s text:c="12"/>etime.hour=etime.hour-1;</text:p>
      <text:p text:style-name="P6"><text:soft-page-break/><text:s text:c="12"/>h=etime.hour-stime.hour;</text:p>
      <text:p text:style-name="P6"><text:s text:c="12"/>etime.min=etime.min+59;</text:p>
      <text:p text:style-name="P6"><text:s text:c="12"/>m=etime.min-stime.min;</text:p>
      <text:p text:style-name="P6"><text:s text:c="12"/>etime.sec=etime.sec+60;</text:p>
      <text:p text:style-name="P6"><text:s text:c="12"/>s=etime.sec-stime.sec;</text:p>
      <text:p text:style-name="P6"><text:s text:c="8"/>}</text:p>
      <text:p text:style-name="P6"><text:s text:c="8"/>else</text:p>
      <text:p text:style-name="P6"><text:s text:c="8"/>{</text:p>
      <text:p text:style-name="P6"><text:s text:c="12"/>h=etime.hour-stime.hour;</text:p>
      <text:p text:style-name="P6"><text:s text:c="12"/>etime.min=etime.min-1;</text:p>
      <text:p text:style-name="P6"><text:s text:c="12"/>m=etime.min-stime.min;</text:p>
      <text:p text:style-name="P6"><text:s text:c="12"/>etime.sec=etime.sec+60;</text:p>
      <text:p text:style-name="P6"><text:s text:c="12"/>s=etime.sec-stime.sec;</text:p>
      <text:p text:style-name="P6"><text:s text:c="8"/>}</text:p>
      <text:p text:style-name="P6"><text:s text:c="4"/>}</text:p>
      <text:p text:style-name="P6"><text:s text:c="4"/>else</text:p>
      <text:p text:style-name="P6"><text:s text:c="4"/>{</text:p>
      <text:p text:style-name="P6"><text:s text:c="8"/>if(etime.min&lt;stime.min)</text:p>
      <text:p text:style-name="P6"><text:s text:c="8"/>{</text:p>
      <text:p text:style-name="P6"><text:s text:c="12"/>etime.hour=etime.hour-1;</text:p>
      <text:p text:style-name="P6"><text:s text:c="12"/>h=etime.hour-stime.hour;</text:p>
      <text:p text:style-name="P6"><text:s text:c="12"/>etime.min=etime.min+60;</text:p>
      <text:p text:style-name="P6"><text:s text:c="12"/>m=etime.min-stime.min;</text:p>
      <text:p text:style-name="P6"><text:s text:c="12"/>s=etime.sec-stime.sec;</text:p>
      <text:p text:style-name="P6"><text:s text:c="8"/>}</text:p>
      <text:p text:style-name="P6"><text:s text:c="8"/>else</text:p>
      <text:p text:style-name="P6"><text:s text:c="8"/>{</text:p>
      <text:p text:style-name="P6"><text:s text:c="12"/>h=etime.hour-stime.hour;</text:p>
      <text:p text:style-name="P6"><text:s text:c="12"/>m=etime.min-stime.min;</text:p>
      <text:p text:style-name="P6"><text:s text:c="12"/>s=etime.sec-stime.sec;</text:p>
      <text:p text:style-name="P6"><text:s text:c="8"/>}</text:p>
      <text:p text:style-name="P6"><text:s text:c="4"/>}</text:p>
      <text:p text:style-name="P6"/>
      <text:p text:style-name="P6"><text:s text:c="4"/>printf("The difference between the two time periods is %d:%d:%d.\n",h,m,s);</text:p>
      <text:p text:style-name="P6"><text:s text:c="4"/>return 0;</text:p>
      <text:p text:style-name="P6">}</text:p>
      <text:p text:style-name="P6"/>
      <text:p text:style-name="P7">8.#include&lt;stdio.h&gt;</text:p>
      <text:p text:style-name="P7"><text:soft-page-break/>struct stu {int rollno;char name[20];float per;}sdata[10];</text:p>
      <text:p text:style-name="P7">int main()</text:p>
      <text:p text:style-name="P7">{</text:p>
      <text:p text:style-name="P7"><text:s text:c="4"/>struct stu student[10];</text:p>
      <text:p text:style-name="P7"><text:s text:c="4"/>int i;</text:p>
      <text:p text:style-name="P7"><text:s text:c="4"/>printf("Enter RollNo,Name and Percentage of 10 students :-");</text:p>
      <text:p text:style-name="P7"><text:s text:c="4"/>for(i=0;i&lt;10;i++)</text:p>
      <text:p text:style-name="P7"><text:s text:c="4"/>{</text:p>
      <text:p text:style-name="P7"><text:s text:c="8"/>scanf("%d",&amp;student[i].rollno);</text:p>
      <text:p text:style-name="P7"><text:s text:c="8"/>fflush(stdin);</text:p>
      <text:p text:style-name="P7"><text:s text:c="8"/>scanf("%s",student[i].name);</text:p>
      <text:p text:style-name="P7"><text:s text:c="8"/>scanf("%f",&amp;student[i].per);</text:p>
      <text:p text:style-name="P7"><text:s text:c="4"/>}</text:p>
      <text:p text:style-name="P7"><text:s text:c="4"/>printf("The data of 10 students are :-");</text:p>
      <text:p text:style-name="P7"><text:s text:c="4"/>for(i=0;i&lt;10;i++)</text:p>
      <text:p text:style-name="P7"><text:s text:c="8"/>printf("%d, %s, %f \n",student[i].rollno,student[i].name,student[i].per);</text:p>
      <text:p text:style-name="P7"><text:s text:c="4"/>printf("\n");</text:p>
      <text:p text:style-name="P7"><text:s text:c="4"/>return 0;</text:p>
      <text:p text:style-name="P7">}</text:p>
      <text:p text:style-name="P7"/>
      <text:p text:style-name="P8">9.#include&lt;stdio.h&gt;</text:p>
      <text:p text:style-name="P8">struct stu {int rollno;char name[20];float per;};</text:p>
      <text:p text:style-name="P8">int main()</text:p>
      <text:p text:style-name="P8">{</text:p>
      <text:p text:style-name="P8"><text:s text:c="4"/>int n;</text:p>
      <text:p text:style-name="P8"><text:s text:c="4"/>printf("Enter the number of students :- ");</text:p>
      <text:p text:style-name="P8"><text:s text:c="4"/>scanf("%d",&amp;n);</text:p>
      <text:p text:style-name="P8"><text:s text:c="4"/>struct stu student[n];</text:p>
      <text:p text:style-name="P8"><text:s text:c="4"/>int i;</text:p>
      <text:p text:style-name="P8"><text:s text:c="4"/>printf("Enter RollNo,Name and Percentage of %d students :-\n",n);</text:p>
      <text:p text:style-name="P8"><text:s text:c="4"/>for(i=0;i&lt;n;i++)</text:p>
      <text:p text:style-name="P8"><text:s text:c="4"/>{</text:p>
      <text:p text:style-name="P8"><text:s text:c="8"/>scanf("%d",&amp;student[i].rollno);</text:p>
      <text:p text:style-name="P8"><text:s text:c="8"/>fflush(stdin);</text:p>
      <text:p text:style-name="P8"><text:s text:c="8"/>scanf("%s",student[i].name);</text:p>
      <text:p text:style-name="P8"><text:s text:c="8"/>scanf("%f",&amp;student[i].per);</text:p>
      <text:p text:style-name="P8"><text:s text:c="4"/>}</text:p>
      <text:p text:style-name="P8"><text:soft-page-break/><text:s text:c="4"/>printf("The data of %d students are :-\nRollNo\tName\t\tPercentage\n",n);</text:p>
      <text:p text:style-name="P8"><text:s text:c="4"/>for(i=0;i&lt;n;i++)</text:p>
      <text:p text:style-name="P8"><text:s text:c="8"/>printf("%d\t%s\t\t%f\n",student[i].rollno,student[i].name,student[i].per);</text:p>
      <text:p text:style-name="P8"><text:s text:c="4"/>printf("\n");</text:p>
      <text:p text:style-name="P8"><text:s text:c="4"/>return 0;</text:p>
      <text:p text:style-name="P8">}</text:p>
      <text:p text:style-name="P8"/>
      <text:p text:style-name="P9">10.#include&lt;stdio.h&gt;</text:p>
      <text:p text:style-name="P9">struct stu {int rollno;char name[20];float chem_marks;float mat_marks;float phy_marks;};</text:p>
      <text:p text:style-name="P9">int main()</text:p>
      <text:p text:style-name="P9">{</text:p>
      <text:p text:style-name="P9"><text:s text:c="4"/>struct stu student[5];</text:p>
      <text:p text:style-name="P9"><text:s text:c="4"/>int i;</text:p>
      <text:p text:style-name="P9"><text:s text:c="4"/>float per;</text:p>
      <text:p text:style-name="P9"><text:s text:c="4"/>printf("Enter RollNo, Name, Chemistry marks, Physics marks, Maths marks of 5 students :-\n");</text:p>
      <text:p text:style-name="P9"><text:s text:c="4"/>for(i=0;i&lt;5;i++)</text:p>
      <text:p text:style-name="P9"><text:s text:c="4"/>{</text:p>
      <text:p text:style-name="P9"><text:s text:c="8"/>scanf("%d",&amp;student[i].rollno);</text:p>
      <text:p text:style-name="P9"><text:s text:c="8"/>fflush(stdin);</text:p>
      <text:p text:style-name="P9"><text:s text:c="8"/>scanf("%s",student[i].name);</text:p>
      <text:p text:style-name="P9"><text:s text:c="8"/>scanf("%f",&amp;student[i].chem_marks);</text:p>
      <text:p text:style-name="P9"><text:s text:c="8"/>scanf("%f",&amp;student[i].mat_marks);</text:p>
      <text:p text:style-name="P9"><text:s text:c="8"/>scanf("%f",&amp;student[i].phy_marks);</text:p>
      <text:p text:style-name="P9"><text:s text:c="4"/>}</text:p>
      <text:p text:style-name="P9"><text:s text:c="4"/>printf("The data of 5 students are :-\nRollNo\tName\t\tPercentage\n");</text:p>
      <text:p text:style-name="P9"><text:s text:c="4"/>for(i=0;i&lt;5;i++)</text:p>
      <text:p text:style-name="P9"><text:s text:c="4"/>{</text:p>
      <text:p text:style-name="P9"><text:s text:c="8"/>per=0; <text:s text:c="7"/>per=(student[i].chem_marks+student[i].mat_marks+student[i].phy_marks)/3;</text:p>
      <text:p text:style-name="P9"><text:s text:c="8"/>printf("%d\t%s\t\t%f%%\n",student[i].rollno,student[i].name,per);</text:p>
      <text:p text:style-name="P9"><text:s text:c="4"/>}</text:p>
      <text:p text:style-name="P9"><text:s text:c="4"/>printf("\n");</text:p>
      <text:p text:style-name="P9"><text:s text:c="4"/>return 0;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1:37:07.397713605</meta:creation-date>
    <dc:date>2022-09-02T22:12:57.656767900</dc:date>
    <meta:editing-duration>PT9H56M2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8" meta:paragraph-count="270" meta:word-count="529" meta:character-count="6837" meta:non-whitespace-character-count="5379"/>
  </office:meta>
</office:document-meta>
</file>